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ize="14pt" style:text-underline-style="none" fo:font-weight="normal" officeooo:rsid="001fc471" officeooo:paragraph-rsid="001fc471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text-line-through-style="none" style:text-line-through-type="none" fo:font-size="14pt" style:text-underline-style="none" fo:font-weight="bold" officeooo:rsid="001fc471" officeooo:paragraph-rsid="001fc471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line-through-style="none" style:text-line-through-type="none" fo:font-size="14pt" style:text-underline-style="none" fo:font-weight="bold" officeooo:rsid="001fc471" officeooo:paragraph-rsid="00628024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line-through-style="none" style:text-line-through-type="none" fo:font-size="14pt" style:text-underline-style="none" fo:font-weight="bold" officeooo:rsid="00628024" officeooo:paragraph-rsid="00628024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1fc471" officeooo:paragraph-rsid="001fc471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5d09fb" officeooo:paragraph-rsid="005d09fb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24aece" officeooo:paragraph-rsid="0024aece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line-through-style="none" style:text-line-through-type="none" fo:font-size="10pt" style:text-underline-style="none" fo:font-weight="normal" officeooo:rsid="001fc471" officeooo:paragraph-rsid="001fc471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line-through-style="none" style:text-line-through-type="none" fo:font-size="10pt" style:text-underline-style="none" fo:font-weight="normal" officeooo:rsid="001fc471" officeooo:paragraph-rsid="005d09fb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text-line-through-style="none" style:text-line-through-type="none" fo:font-size="10pt" style:text-underline-style="none" fo:font-weight="normal" officeooo:rsid="0024aece" officeooo:paragraph-rsid="0024aece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text-line-through-style="none" style:text-line-through-type="none" fo:font-size="10pt" style:text-underline-style="none" fo:font-weight="normal" officeooo:rsid="002f4cea" officeooo:paragraph-rsid="002f4cea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text-line-through-style="none" style:text-line-through-type="none" fo:font-size="10pt" style:text-underline-style="none" fo:font-weight="normal" officeooo:rsid="00606d58" officeooo:paragraph-rsid="00606d58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text-line-through-style="none" style:text-line-through-type="none" fo:font-size="10pt" style:text-underline-style="none" fo:font-weight="normal" officeooo:rsid="0049831b" officeooo:paragraph-rsid="00606d58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text-line-through-style="none" style:text-line-through-type="none" fo:font-size="12pt" style:text-underline-style="none" fo:font-weight="normal" officeooo:rsid="001fc471" officeooo:paragraph-rsid="001fc47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line-through-style="none" style:text-line-through-type="none" fo:font-size="12pt" style:text-underline-style="none" fo:font-weight="normal" officeooo:rsid="001fc471" officeooo:paragraph-rsid="005d09f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fo:font-size="12pt" style:text-underline-style="none" fo:font-weight="normal" officeooo:rsid="002f4cea" officeooo:paragraph-rsid="002f4ce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line-through-style="none" style:text-line-through-type="none" fo:font-size="12pt" style:text-underline-style="none" fo:font-weight="normal" officeooo:rsid="002f4cea" officeooo:paragraph-rsid="005d09f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line-through-style="none" style:text-line-through-type="none" fo:font-size="12pt" style:text-underline-style="none" fo:font-weight="normal" officeooo:rsid="002f4cea" officeooo:paragraph-rsid="005e5f7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text-line-through-style="none" style:text-line-through-type="none" fo:font-size="12pt" style:text-underline-style="none" fo:font-weight="normal" officeooo:rsid="002f4cea" officeooo:paragraph-rsid="00606d5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text-line-through-style="none" style:text-line-through-type="none" fo:font-size="12pt" style:text-underline-style="none" fo:font-weight="normal" officeooo:rsid="0034c502" officeooo:paragraph-rsid="005d09f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line-through-style="none" style:text-line-through-type="none" fo:font-size="12pt" style:text-underline-style="none" fo:font-weight="normal" officeooo:rsid="003c61d3" officeooo:paragraph-rsid="003c61d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text-line-through-style="none" style:text-line-through-type="none" fo:font-size="12pt" style:text-underline-style="none" fo:font-weight="normal" officeooo:rsid="003c61d3" officeooo:paragraph-rsid="005d09f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line-through-style="none" style:text-line-through-type="none" fo:font-size="12pt" style:text-underline-style="none" fo:font-weight="normal" officeooo:rsid="003c61d3" officeooo:paragraph-rsid="00606d5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text-line-through-style="none" style:text-line-through-type="none" fo:font-size="12pt" style:text-underline-style="none" fo:font-weight="normal" officeooo:rsid="004365be" officeooo:paragraph-rsid="005d09f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text-line-through-style="none" style:text-line-through-type="none" fo:font-size="12pt" style:text-underline-style="none" fo:font-weight="normal" officeooo:rsid="0049831b" officeooo:paragraph-rsid="0049831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text-line-through-style="none" style:text-line-through-type="none" fo:font-size="12pt" style:text-underline-style="none" fo:font-weight="normal" officeooo:rsid="0049831b" officeooo:paragraph-rsid="005d09f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text-line-through-style="none" style:text-line-through-type="none" fo:font-size="12pt" style:text-underline-style="none" fo:font-weight="normal" officeooo:rsid="0049831b" officeooo:paragraph-rsid="003c61d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text-line-through-style="none" style:text-line-through-type="none" fo:font-size="12pt" style:text-underline-style="none" fo:font-weight="normal" officeooo:rsid="0049831b" officeooo:paragraph-rsid="00606d58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text-line-through-style="none" style:text-line-through-type="none" fo:font-size="12pt" style:text-underline-style="none" fo:font-weight="normal" officeooo:rsid="005d09fb" officeooo:paragraph-rsid="005d09fb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1fc471" officeooo:paragraph-rsid="001fc471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1fc471" officeooo:paragraph-rsid="005d09f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2f4cea" officeooo:paragraph-rsid="002f4cea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2f4cea" officeooo:paragraph-rsid="005e5f7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34c502" officeooo:paragraph-rsid="005d09f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3c61d3" officeooo:paragraph-rsid="003c61d3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sans-serif" fo:font-size="12pt"/>
    </style:style>
    <style:style style:name="P37" style:family="paragraph" style:parent-style-name="Standard">
      <style:text-properties style:font-name="sans-serif" fo:font-size="12pt" fo:font-weight="normal" officeooo:paragraph-rsid="001fc471" style:font-weight-asian="normal" style:font-weight-complex="normal"/>
    </style:style>
    <style:style style:name="P38" style:family="paragraph" style:parent-style-name="Standard">
      <style:text-properties style:font-name="sans-serif" fo:font-size="12pt" officeooo:paragraph-rsid="003c61d3"/>
    </style:style>
    <style:style style:name="P39" style:family="paragraph" style:parent-style-name="Standard">
      <style:text-properties style:font-name="sans-serif" fo:font-size="12pt" officeooo:paragraph-rsid="005d09fb"/>
    </style:style>
    <style:style style:name="P40" style:family="paragraph" style:parent-style-name="Standard">
      <style:text-properties style:font-name="sans-serif" fo:font-size="12pt" officeooo:paragraph-rsid="005e5f7a"/>
    </style:style>
    <style:style style:name="P41" style:family="paragraph" style:parent-style-name="Standard">
      <style:text-properties style:font-name="sans-serif" fo:font-size="10pt" style:font-size-asian="10pt" style:font-size-complex="10pt"/>
    </style:style>
    <style:style style:name="P42" style:family="paragraph" style:parent-style-name="Standard">
      <style:text-properties style:font-name="sans-serif" fo:font-size="10pt" officeooo:paragraph-rsid="005d09fb" style:font-size-asian="10pt" style:font-size-complex="10pt"/>
    </style:style>
    <style:style style:name="P43" style:family="paragraph" style:parent-style-name="Standard">
      <style:text-properties officeooo:paragraph-rsid="0049831b"/>
    </style:style>
    <style:style style:name="P44" style:family="paragraph" style:parent-style-name="Standard">
      <style:text-properties officeooo:paragraph-rsid="005d09fb"/>
    </style:style>
    <style:style style:name="P45" style:family="paragraph" style:parent-style-name="Standard">
      <style:text-properties fo:font-size="12pt" officeooo:paragraph-rsid="005d09fb"/>
    </style:style>
    <style:style style:name="P46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1fc471" officeooo:paragraph-rsid="00628024" style:font-size-asian="14pt" style:font-weight-asian="bold" style:font-size-complex="14pt" style:font-weight-complex="bold"/>
    </style:style>
    <style:style style:name="P47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1fc471" officeooo:paragraph-rsid="001fc471" style:font-size-asian="14pt" style:font-weight-asian="bold" style:font-size-complex="14pt" style:font-weight-complex="bold"/>
    </style:style>
    <style:style style:name="P48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5d09fb" officeooo:paragraph-rsid="005d09fb" style:font-size-asian="14pt" style:font-weight-asian="bold" style:font-size-complex="14pt" style:font-weight-complex="bold"/>
    </style:style>
    <style:style style:name="P49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1fc471" officeooo:paragraph-rsid="00628024" style:font-size-asian="16pt" style:font-weight-asian="bold" style:font-size-complex="16pt" style:font-weight-complex="bold"/>
    </style:style>
    <style:style style:name="P50" style:family="paragraph" style:parent-style-name="Standard">
      <style:text-properties style:text-line-through-style="none" style:text-line-through-type="none" style:font-name="sans-serif" fo:font-size="12pt" style:text-underline-style="none" fo:font-weight="normal" officeooo:rsid="003c61d3" officeooo:paragraph-rsid="004365be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text-properties officeooo:paragraph-rsid="00606d58"/>
    </style:style>
    <style:style style:name="P52" style:family="paragraph" style:parent-style-name="Standard">
      <style:text-properties officeooo:paragraph-rsid="0064d8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style:text-underline-style="solid" style:text-underline-width="auto" style:text-underline-color="font-color" officeooo:rsid="001fc471" style:font-size-asian="14pt" style:font-size-complex="14pt"/>
    </style:style>
    <style:style style:name="T3" style:family="text">
      <style:text-properties style:text-line-through-style="none" style:text-line-through-type="none" style:text-underline-style="none" officeooo:rsid="001fc471" style:font-size-asian="14pt" style:font-size-complex="14pt"/>
    </style:style>
    <style:style style:name="T4" style:family="text">
      <style:text-properties style:text-line-through-style="none" style:text-line-through-type="none" style:text-underline-style="none" fo:font-weight="normal" officeooo:rsid="003c61d3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4cdb14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49831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sans-serif" fo:font-size="12pt" style:text-underline-style="none" fo:font-weight="normal" officeooo:rsid="002f4cea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sans-serif" fo:font-size="12pt" style:text-underline-style="none" fo:font-weight="normal" officeooo:rsid="0034c502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sans-serif" style:text-underline-style="none" fo:font-weight="normal" officeooo:rsid="004365be" style:font-size-asian="12pt" style:font-weight-asian="normal" style:font-size-complex="12pt" style:font-weight-complex="normal"/>
    </style:style>
    <style:style style:name="T10" style:family="text">
      <style:text-properties officeooo:rsid="0034c502"/>
    </style:style>
    <style:style style:name="T11" style:family="text">
      <style:text-properties officeooo:rsid="00388f0b"/>
    </style:style>
    <style:style style:name="T12" style:family="text">
      <style:text-properties style:font-name="sans-serif"/>
    </style:style>
    <style:style style:name="T13" style:family="text">
      <style:text-properties style:font-name="sans-serif" officeooo:rsid="002f4cea"/>
    </style:style>
    <style:style style:name="T14" style:family="text">
      <style:text-properties style:font-name="sans-serif" officeooo:rsid="0030f62f"/>
    </style:style>
    <style:style style:name="T15" style:family="text">
      <style:text-properties style:font-name="sans-serif" fo:font-size="12pt"/>
    </style:style>
    <style:style style:name="T16" style:family="text">
      <style:text-properties style:font-name="sans-serif" fo:font-size="10pt" officeooo:rsid="0064d88d" style:font-size-asian="10pt" style:font-size-complex="10pt"/>
    </style:style>
    <style:style style:name="T17" style:family="text">
      <style:text-properties officeooo:rsid="0044f09f"/>
    </style:style>
    <style:style style:name="T18" style:family="text">
      <style:text-properties officeooo:rsid="005b924b"/>
    </style:style>
    <style:style style:name="T19" style:family="text">
      <style:text-properties officeooo:rsid="0064d88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42"/><text:span text:style-name="T1">DATABASE ASSIGNMENT</text:span></text:p>
      <text:p text:style-name="P2"/>
      <text:p text:style-name="P3"><text:s text:c="43"/></text:p>
      <text:p text:style-name="P46"/>
      <text:p text:style-name="P49">Airline Flight Information </text:p>
      <text:p text:style-name="P5"/>
      <text:p text:style-name="P6">Tables:</text:p>
      <text:p text:style-name="P29">1.Flights</text:p>
      <text:p text:style-name="P29">2.Aircrafts</text:p>
      <text:p text:style-name="P29">3.Employees</text:p>
      <text:p text:style-name="P29">4.Certifications</text:p>
      <text:p text:style-name="P5"/>
      <text:p text:style-name="P6">Table Creation:</text:p>
      <text:p text:style-name="P9"/>
      <text:p text:style-name="P9">create table flights( </text:p>
      <text:p text:style-name="P8">flno int primary key not null,</text:p>
      <text:p text:style-name="P8">from_ varchar not null,</text:p>
      <text:p text:style-name="P8">To_ varchar not null,</text:p>
      <text:p text:style-name="P8">distance int not null,</text:p>
      <text:p text:style-name="P8">departs time not null,</text:p>
      <text:p text:style-name="P8">arrives time not null,</text:p>
      <text:p text:style-name="P8">price int not null );</text:p>
      <text:p text:style-name="P8">CREATE TABLE</text:p>
      <text:p text:style-name="P8">afi=# \d flights</text:p>
      <text:p text:style-name="P8"><text:s text:c="23"/>Table "public.flights"</text:p>
      <text:p text:style-name="P8"><text:s text:c="2"/>Column <text:s/>| <text:s text:c="9"/>Type <text:s text:c="9"/>| Collation | Nullable | Default </text:p>
      <text:p text:style-name="P8">----------+------------------------+-----------+----------+---------</text:p>
      <text:p text:style-name="P8"><text:s/>flno <text:s text:c="4"/>| integer <text:s text:c="15"/>| <text:s text:c="10"/>| not null | </text:p>
      <text:p text:style-name="P8"><text:s/>from_ <text:s text:c="3"/>| character varying <text:s text:c="5"/>| <text:s text:c="10"/>| not null | </text:p>
      <text:p text:style-name="P8"><text:s/>to_ <text:s text:c="5"/>| character varying <text:s text:c="5"/>| <text:s text:c="10"/>| not null | </text:p>
      <text:p text:style-name="P8"><text:s/>distance | integer <text:s text:c="15"/>| <text:s text:c="10"/>| not null | </text:p>
      <text:p text:style-name="P8"><text:s/>departs <text:s/>| time without time zone | <text:s text:c="10"/>| not null | </text:p>
      <text:p text:style-name="P8"><text:s/>arrives <text:s/>| time without time zone | <text:s text:c="10"/>| not null | </text:p>
      <text:p text:style-name="P8"><text:s/>price <text:s text:c="3"/>| integer <text:s text:c="15"/>| <text:s text:c="10"/>| not null | </text:p>
      <text:p text:style-name="P8">Indexes:</text:p>
      <text:p text:style-name="P8"><text:s text:c="4"/>"flights_pkey" PRIMARY KEY, btree (flno)</text:p>
      <text:p text:style-name="P8"/>
      <text:p text:style-name="P8"/>
      <text:p text:style-name="P8">create table aircrafts(</text:p>
      <text:p text:style-name="P8">aid int primary key not null,</text:p>
      <text:p text:style-name="P8">aname int not null,</text:p>
      <text:p text:style-name="P8">cruising_range int not null);</text:p>
      <text:p text:style-name="P8">CREATE TABLE</text:p>
      <text:p text:style-name="P8"/>
      <text:p text:style-name="P8"/>
      <text:p text:style-name="P8">create table employees(</text:p>
      <text:p text:style-name="P8">eid int primary key not null,</text:p>
      <text:p text:style-name="P8">ename varchar(30) not null,</text:p>
      <text:p text:style-name="P8">salary_$ int not null);</text:p>
      <text:p text:style-name="P8">CREATE TABLE</text:p>
      <text:p text:style-name="P8">afi=# \d employees</text:p>
      <text:p text:style-name="P8"><text:s text:c="21"/>Table "public.employees"</text:p>
      <text:p text:style-name="P8"><text:s text:c="2"/>Column <text:s/>| <text:s text:c="8"/>Type <text:s text:c="9"/>| Collation | Nullable | Default </text:p>
      <text:p text:style-name="P8">----------+-----------------------+-----------+----------+---------</text:p>
      <text:p text:style-name="P8"><text:s/>eid <text:s text:c="5"/>| integer <text:s text:c="14"/>| <text:s text:c="10"/>| not null | </text:p>
      <text:p text:style-name="P8"><text:s/>ename <text:s text:c="3"/>| character varying(30) | <text:s text:c="10"/>| not null | </text:p>
      <text:p text:style-name="P8"><text:s/>salary_$ | integer <text:s text:c="14"/>| <text:s text:c="10"/>| not null | </text:p>
      <text:p text:style-name="P8">Indexes:</text:p>
      <text:p text:style-name="P8"><text:soft-page-break/><text:s text:c="4"/>"employees_pkey" PRIMARY KEY, btree (eid)</text:p>
      <text:p text:style-name="P8"/>
      <text:p text:style-name="P8"><text:s/>create table certification(</text:p>
      <text:p text:style-name="P8">afi(# eid int not null,</text:p>
      <text:p text:style-name="P8">afi(# aid int not null,</text:p>
      <text:p text:style-name="P8">afi(# foreign key(eid) references employees(eid),</text:p>
      <text:p text:style-name="P8">afi(# foreign key(eid) references employees(eid));</text:p>
      <text:p text:style-name="P8">CREATE TABLE</text:p>
      <text:p text:style-name="P8">afi=# \d certification</text:p>
      <text:p text:style-name="P8"><text:s text:c="11"/>Table "public.certification"</text:p>
      <text:p text:style-name="P8"><text:s/>Column | <text:s/>Type <text:s text:c="2"/>| Collation | Nullable | Default </text:p>
      <text:p text:style-name="P8">--------+---------+-----------+----------+---------</text:p>
      <text:p text:style-name="P8"><text:s/>eid <text:s text:c="3"/>| integer | <text:s text:c="10"/>| not null | </text:p>
      <text:p text:style-name="P8"><text:s/>aid <text:s text:c="3"/>| integer | <text:s text:c="10"/>| not null | </text:p>
      <text:p text:style-name="P8">Foreign-key constraints:</text:p>
      <text:p text:style-name="P8"><text:s text:c="4"/>"certification_eid_fkey" FOREIGN KEY (eid) REFERENCES employees(eid)</text:p>
      <text:p text:style-name="P8"><text:s text:c="4"/>"certification_eid_fkey1" FOREIGN KEY (eid) REFERENCES employees(eid)</text:p>
      <text:p text:style-name="P8"/>
      <text:p text:style-name="P8"/>
      <text:p text:style-name="P6">Insert Data into Tables:</text:p>
      <text:p text:style-name="P8"/>
      <text:p text:style-name="P8">afi=# insert into flights values </text:p>
      <text:p text:style-name="P8">(100,'LOS ANGELS','HONOLULU',1000,'06:00:00','07:45:00',3000),</text:p>
      <text:p text:style-name="P8">(101,'LOS ANGELS','CHICAGO',2000,'10:00:00','13:45:00',3500),</text:p>
      <text:p text:style-name="P8">(102,'Madison','HONOLULU',1000,'13:00:00','15:00:00',2000),</text:p>
      <text:p text:style-name="P8">(103,'HONOLULU','NEWYORK',800,'15:30:00','17:00:00',1000),</text:p>
      <text:p text:style-name="P8">(105,'MADISON','NEWYORK',3000,'13:00:00','16:00:00',4000);</text:p>
      <text:p text:style-name="P8">INSERT 0 5</text:p>
      <text:p text:style-name="P8">afi=# select * from flights;</text:p>
      <text:p text:style-name="P8"><text:s/>flno | <text:s text:c="2"/>from_ <text:s text:c="3"/>| <text:s text:c="2"/>to_ <text:s text:c="3"/>| distance | departs <text:s/>| arrives <text:s/>| price </text:p>
      <text:p text:style-name="P8">------+------------+----------+----------+----------+----------+-------</text:p>
      <text:p text:style-name="P8"><text:s text:c="2"/>100 | LOS ANGELS | HONOLULU | <text:s text:c="4"/>1000 | 06:00:00 | 07:45:00 | <text:s/>3000</text:p>
      <text:p text:style-name="P8"><text:s text:c="2"/>101 | LOS ANGELS | CHICAGO <text:s/>| <text:s text:c="4"/>2000 | 10:00:00 | 13:45:00 | <text:s/>3500</text:p>
      <text:p text:style-name="P8"><text:s text:c="2"/>102 | Madison <text:s text:c="3"/>| HONOLULU | <text:s text:c="4"/>1000 | 13:00:00 | 15:00:00 | <text:s/>2000</text:p>
      <text:p text:style-name="P8"><text:s text:c="2"/>103 | HONOLULU <text:s text:c="2"/>| NEWYORK <text:s/>| <text:s text:c="5"/>800 | 15:30:00 | 17:00:00 | <text:s/>1000</text:p>
      <text:p text:style-name="P8"><text:s text:c="2"/>105 | MADISON <text:s text:c="3"/>| NEWYORK <text:s/>| <text:s text:c="4"/>3000 | 13:00:00 | 16:00:00 | <text:s/>4000</text:p>
      <text:p text:style-name="P8">(5 rows)</text:p>
      <text:p text:style-name="P8"/>
      <text:p text:style-name="P8">afi=# alter table aircrafts alter column aname type varchar;</text:p>
      <text:p text:style-name="P8">ALTER TABLE</text:p>
      <text:p text:style-name="P8">afi=# insert into aircrafts values</text:p>
      <text:p text:style-name="P8">(1,'boeing123',3000),</text:p>
      <text:p text:style-name="P8">(2,'boeing234',1000),</text:p>
      <text:p text:style-name="P8">(3,'boeing100',800),</text:p>
      <text:p text:style-name="P8">(4,'airbus34',4000),</text:p>
      <text:p text:style-name="P8">(5,'airbus44',4500),</text:p>
      <text:p text:style-name="P8">(6,'airbus11',700);</text:p>
      <text:p text:style-name="P8">INSERT 0 6</text:p>
      <text:p text:style-name="P8"/>
      <text:p text:style-name="P8">afi=# insert into employees values</text:p>
      <text:p text:style-name="P8">afi-# (1,'Sumit',1000000),</text:p>
      <text:p text:style-name="P8">afi-# (2,'Naresh',200000),</text:p>
      <text:p text:style-name="P8">afi-# (3,'Vijay',10000),</text:p>
      <text:p text:style-name="P8">afi-# (4,'Sunidhi',40000),</text:p>
      <text:p text:style-name="P8">afi-# (5,'Shubham',20000),</text:p>
      <text:p text:style-name="P8">afi-# (6,'Manpreet',400000),</text:p>
      <text:p text:style-name="P8">afi-# (7,'ishu',50000);</text:p>
      <text:p text:style-name="P8">INSERT 0 7</text:p>
      <text:p text:style-name="P8">afi=# select * from employees;</text:p>
      <text:p text:style-name="P8"><text:s/>eid | <text:s/>ename <text:s text:c="2"/>| salary_$ </text:p>
      <text:p text:style-name="P8">-----+----------+----------</text:p>
      <text:p text:style-name="P8"><text:s text:c="3"/>1 | Sumit <text:s text:c="3"/>| <text:s/>1000000</text:p>
      <text:p text:style-name="P8"><text:soft-page-break/><text:s text:c="3"/>2 | Naresh <text:s text:c="2"/>| <text:s text:c="2"/>200000</text:p>
      <text:p text:style-name="P8"><text:s text:c="3"/>3 | Vijay <text:s text:c="3"/>| <text:s text:c="3"/>10000</text:p>
      <text:p text:style-name="P8"><text:s text:c="3"/>4 | Sunidhi <text:s/>| <text:s text:c="3"/>40000</text:p>
      <text:p text:style-name="P8"><text:s text:c="3"/>5 | Shubham <text:s/>| <text:s text:c="3"/>20000</text:p>
      <text:p text:style-name="P8"><text:s text:c="3"/>6 | Manpreet | <text:s text:c="2"/>400000</text:p>
      <text:p text:style-name="P8"><text:s text:c="3"/>7 | ishu <text:s text:c="4"/>| <text:s text:c="3"/>50000</text:p>
      <text:p text:style-name="P8">(7 rows)</text:p>
      <text:p text:style-name="P10">1,4)</text:p>
      <text:p text:style-name="P10"/>
      <text:p text:style-name="P10">afi=# insert into certification values</text:p>
      <text:p text:style-name="P10">afi-# (1,5),</text:p>
      <text:p text:style-name="P10">afi-# (2,4),</text:p>
      <text:p text:style-name="P10">afi-# (6,1),</text:p>
      <text:p text:style-name="P10">afi-# (5,2);</text:p>
      <text:p text:style-name="P10">INSERT 0 4</text:p>
      <text:p text:style-name="P10">afi=# select * from certification;</text:p>
      <text:p text:style-name="P10"><text:s/>eid | aid </text:p>
      <text:p text:style-name="P10">-----+-----</text:p>
      <text:p text:style-name="P10"><text:s text:c="3"/>1 | <text:s text:c="2"/>5</text:p>
      <text:p text:style-name="P10"><text:s text:c="3"/>2 | <text:s text:c="2"/>4</text:p>
      <text:p text:style-name="P10"><text:s text:c="3"/>6 | <text:s text:c="2"/>1</text:p>
      <text:p text:style-name="P10"><text:s text:c="3"/>5 | <text:s text:c="2"/>2</text:p>
      <text:p text:style-name="P10">(4 rows)</text:p>
      <text:p text:style-name="P7"/>
      <text:p text:style-name="P12">Insert later for result a specific query:</text:p>
      <text:p text:style-name="P23"/>
      <text:p text:style-name="P13">afi=# insert into certification values</text:p>
      <text:p text:style-name="P13">afi-# (5,4),</text:p>
      <text:p text:style-name="P13">afi-# (5,5),</text:p>
      <text:p text:style-name="P13">afi-# (5,1);</text:p>
      <text:p text:style-name="P13">INSERT 0 3</text:p>
      <text:p text:style-name="P13">afi=# select * from certification;</text:p>
      <text:p text:style-name="P13"><text:s/>eid | aid </text:p>
      <text:p text:style-name="P13">-----+-----</text:p>
      <text:p text:style-name="P13"><text:s text:c="3"/>1 | <text:s text:c="2"/>5</text:p>
      <text:p text:style-name="P13"><text:s text:c="3"/>2 | <text:s text:c="2"/>4</text:p>
      <text:p text:style-name="P13"><text:s text:c="3"/>6 | <text:s text:c="2"/>1</text:p>
      <text:p text:style-name="P13"><text:s text:c="3"/>5 | <text:s text:c="2"/>2</text:p>
      <text:p text:style-name="P13"><text:s text:c="3"/>5 | <text:s text:c="2"/>4</text:p>
      <text:p text:style-name="P13"><text:s text:c="3"/>5 | <text:s text:c="2"/>5</text:p>
      <text:p text:style-name="P13"><text:s text:c="3"/>5 | <text:s text:c="2"/>1</text:p>
      <text:p text:style-name="P13">(7 rows)</text:p>
      <text:p text:style-name="P28"/>
      <text:p text:style-name="P6">VIES:</text:p>
      <text:p text:style-name="P17"/>
      <text:p text:style-name="P17">afi=# create view a_info as select a.aname,a.cruising_range,e.eid,e.salary_$,c.aid from aircrafts as a inner join certification as c on a.aid=c.aid inner join employees as e on e.eid=c.eid;</text:p>
      <text:p text:style-name="P17">CREATE VIEW</text:p>
      <text:p text:style-name="P17">afi=# select * from a_info;</text:p>
      <text:p text:style-name="P17"><text:s text:c="3"/>aname <text:s text:c="2"/>| cruising_range | eid | salary_$ | aid </text:p>
      <text:p text:style-name="P17">-----------+----------------+-----+----------+-----</text:p>
      <text:p text:style-name="P17"><text:s/>airbus44 <text:s/>| <text:s text:c="10"/>4500 | <text:s text:c="2"/>1 | <text:s/>1000000 | <text:s text:c="2"/>5</text:p>
      <text:p text:style-name="P17"><text:s/>airbus34 <text:s/>| <text:s text:c="10"/>4000 | <text:s text:c="2"/>2 | <text:s text:c="2"/>200000 | <text:s text:c="2"/>4</text:p>
      <text:p text:style-name="P17"><text:s/>boeing123 | <text:s text:c="10"/>3000 | <text:s text:c="2"/>6 | <text:s text:c="2"/>400000 | <text:s text:c="2"/>1</text:p>
      <text:p text:style-name="P17"><text:s/>boeing234 | <text:s text:c="10"/>1000 | <text:s text:c="2"/>5 | <text:s text:c="3"/>20000 | <text:s text:c="2"/>2</text:p>
      <text:p text:style-name="P17">(4 rows)</text:p>
      <text:p text:style-name="P17"/>
      <text:p text:style-name="P6">QUERIES:</text:p>
      <text:p text:style-name="P5"><text:soft-page-break/></text:p>
      <text:p text:style-name="P37"><text:span text:style-name="T3">a. Find the names of aircraft such that all pilots certified to operate them earn</text:span><text:span text:style-name="T2"> </text:span>more than $80,000.</text:p>
      <text:p text:style-name="P1"/>
      <text:p text:style-name="P14">afi=# select aname from aircrafts where aid in(select aid from certification where eid in(select eid from employees where salary_$ &gt; 80000));</text:p>
      <text:p text:style-name="P14"><text:s text:c="3"/>aname <text:s text:c="2"/></text:p>
      <text:p text:style-name="P14">-----------</text:p>
      <text:p text:style-name="P14"><text:s/>boeing123</text:p>
      <text:p text:style-name="P14"><text:s/>airbus34</text:p>
      <text:p text:style-name="P14"><text:s/>airbus44</text:p>
      <text:p text:style-name="P14">(3 rows)</text:p>
      <text:p text:style-name="P14"/>
      <text:p text:style-name="P14"/>
      <text:p text:style-name="P39"><text:span text:style-name="T5">b</text:span><text:span text:style-name="T6">. For each pilot who is certified for more than three aircraft, find the eid and the </text:span>maximum cruisingrange of the aircraft for which she or he is certified.</text:p>
      <text:p text:style-name="P26"/>
      <text:p text:style-name="P26">afi=# select eid,max(cruising_range) from(select c.eid,c.aid,a.cruising_range from certification as c inner join aircrafts as a on c.aid=a.aid and <text:s/>c.eid in (select eid from(select eid,count(eid) c from certification group by eid) as e where c &gt; 3) )as e group by eid;</text:p>
      <text:p text:style-name="P26"><text:s/></text:p>
      <text:p text:style-name="P26">eid | max <text:s/></text:p>
      <text:p text:style-name="P26">-----+------</text:p>
      <text:p text:style-name="P26"><text:s text:c="3"/>5 | 4500</text:p>
      <text:p text:style-name="P26">(1 row)</text:p>
      <text:p text:style-name="P26"/>
      <text:p text:style-name="P45"><text:span text:style-name="T9">c.</text:span><text:span text:style-name="T12"> Find the names of pilots whose salary is less than the price of the cheapest</text:span></text:p>
      <text:p text:style-name="P39">route from Los Angeles to Honolulu</text:p>
      <text:p text:style-name="P24"/>
      <text:p text:style-name="P22">afi=# select ename from employees where eid in(select eid from a_info where salary_$ &lt; (select min(price) from flights where from_ = 'LOS ANGELS' and to_='HONOLULU' ));</text:p>
      <text:p text:style-name="P22"><text:s/>ename </text:p>
      <text:p text:style-name="P22">-------</text:p>
      <text:p text:style-name="P22">(0 rows)</text:p>
      <text:p text:style-name="P39"/>
      <text:p text:style-name="P17"/>
      <text:p text:style-name="P20"><text:span text:style-name="T14">d.</text:span><text:span text:style-name="T13">For all aircraft with cruisingrange over 1000 miles, find the name of the</text:span></text:p>
      <text:p text:style-name="P34">aircraft and the average salary of all pilots certified for this aircraft.</text:p>
      <text:p text:style-name="P34"/>
      <text:p text:style-name="P17">afi=# select aname,avg(salary_$) from a_info where cruising_range &gt; 1000 group by aname; </text:p>
      <text:p text:style-name="P17"><text:s text:c="3"/>aname <text:s text:c="2"/>| <text:s text:c="8"/>avg <text:s text:c="9"/></text:p>
      <text:p text:style-name="P17">-----------+----------------------</text:p>
      <text:p text:style-name="P17"><text:s/>boeing123 | <text:s/>400000.000000000000</text:p>
      <text:p text:style-name="P17"><text:s/>airbus34 <text:s/>| <text:s/>200000.000000000000</text:p>
      <text:p text:style-name="P17"><text:s/>airbus44 <text:s/>| 1000000.000000000000</text:p>
      <text:p text:style-name="P17">(3 rows)</text:p>
      <text:p text:style-name="P17"/>
      <text:p text:style-name="P17"/>
      <text:p text:style-name="P17"/>
      <text:p text:style-name="P1">e. Find the names of pilots certified for some Boeing aircraft.</text:p>
      <text:p text:style-name="P1"/>
      <text:p text:style-name="P14"><text:soft-page-break/>afi=# select ename from employees where eid in(select eid from certification where aid in (select aid from aircrafts where aname like 'boeing%'));</text:p>
      <text:p text:style-name="P14"><text:s text:c="2"/>ename <text:s text:c="2"/></text:p>
      <text:p text:style-name="P14">----------</text:p>
      <text:p text:style-name="P14"><text:s/>Shubham</text:p>
      <text:p text:style-name="P14"><text:s/>Manpreet</text:p>
      <text:p text:style-name="P14">(2 rows)</text:p>
      <text:p text:style-name="P14"/>
      <text:p text:style-name="P14"/>
      <text:p text:style-name="P14"/>
      <text:p text:style-name="P30">f. Find the aids of all aircraft that can be used on routes from Los Angeles to</text:p>
      <text:p text:style-name="P36">Chicago</text:p>
      <text:p text:style-name="P14"/>
      <text:p text:style-name="P14">afi=# select aid from aircrafts where cruising_range &gt; 2*(select distance from flights where from_ like 'LOS ANGELS' and to_ like 'CHICAGO');</text:p>
      <text:p text:style-name="P14"><text:s/>aid </text:p>
      <text:p text:style-name="P14">-----</text:p>
      <text:p text:style-name="P14"><text:s text:c="3"/>5</text:p>
      <text:p text:style-name="P14">(1 row)</text:p>
      <text:p text:style-name="P16"/>
      <text:p text:style-name="P16"/>
      <text:p text:style-name="P32">g. Identify the routes that can be piloted by every pilot who makes more than</text:p>
      <text:p text:style-name="P36">$100,000.</text:p>
      <text:p text:style-name="P16"/>
      <text:p text:style-name="P16">afi=# select from_,to_ from flights where 2*distance &lt; (select <text:s/>min(cruising_range) from aircrafts where aid in(select aid from certification where eid in(select eid from employees where salary_$ &gt;100000)));</text:p>
      <text:p text:style-name="P16"><text:s text:c="3"/>from_ <text:s text:c="3"/>| <text:s text:c="2"/>to_ <text:s text:c="3"/></text:p>
      <text:p text:style-name="P16">------------+----------</text:p>
      <text:p text:style-name="P16"><text:s/>LOS ANGELS | HONOLULU</text:p>
      <text:p text:style-name="P16"><text:s/>Madison <text:s text:c="3"/>| HONOLULU</text:p>
      <text:p text:style-name="P16"><text:s/>HONOLULU <text:s text:c="2"/>| NEWYORK</text:p>
      <text:p text:style-name="P16">(3 rows)</text:p>
      <text:p text:style-name="P16"/>
      <text:p text:style-name="P16"/>
      <text:p text:style-name="P16"/>
      <text:p text:style-name="P16"/>
      <text:p text:style-name="P15"/>
      <text:p text:style-name="P31">h. Print the enames of pilots who can operate planes with cruisingrange greater</text:p>
      <text:p text:style-name="P39">than 3000 miles but are not certified on any Boeing aircraft.</text:p>
      <text:p text:style-name="P15"/>
      <text:p text:style-name="P15">afi=# select ename from employees where eid in(select eid from certification where aid in(select aid from aircrafts where cruising_range &gt; 3000 and aname not like 'boeing%'));</text:p>
      <text:p text:style-name="P15"><text:s/>ename <text:s/></text:p>
      <text:p text:style-name="P15">--------</text:p>
      <text:p text:style-name="P15"><text:s/>Sumit</text:p>
      <text:p text:style-name="P15"><text:s/>Naresh</text:p>
      <text:p text:style-name="P15">(2 rows)</text:p>
      <text:p text:style-name="P15"/>
      <text:p text:style-name="P44"/>
      <text:p text:style-name="P39"><text:span text:style-name="T18">i</text:span>. A customer wants to travel from Madison to New York with no more than two</text:p>
      <text:p text:style-name="P39">changes of flight. List the choice of departure times from Madison if the</text:p>
      <text:p text:style-name="P39"><text:soft-page-break/>customer wants to arrive in New York by 6 p.m</text:p>
      <text:p text:style-name="P42"/>
      <text:p text:style-name="P42">afi=# create view NY as select from_,flno from flights where to_='NEWYORK' and arrives &lt;= '18:00:00';</text:p>
      <text:p text:style-name="P42">CREATE VIEW</text:p>
      <text:p text:style-name="P42">afi=# select * from NY;</text:p>
      <text:p text:style-name="P42"><text:s text:c="2"/>from_ <text:s text:c="2"/>| flno </text:p>
      <text:p text:style-name="P42">----------+------</text:p>
      <text:p text:style-name="P42"><text:s/>HONOLULU | <text:s/>103</text:p>
      <text:p text:style-name="P42"><text:s/>MADISON <text:s/>| <text:s/>105</text:p>
      <text:p text:style-name="P42">(2 rows)</text:p>
      <text:p text:style-name="P44"/>
      <text:p text:style-name="P52">afi=# select departs from flights where flno in(select f.flno from flights as f inner join NY as n on f.to_=n.from_ and f.from_='MADISON') or flno in(select flno from flights where from_='MADISON' and to_='NEWYORK' <text:span text:style-name="T19">and arrives &lt;= </text:span><text:span text:style-name="T16">'18:00:00'</text:span>);</text:p>
      <text:p text:style-name="P44"><text:s/>departs <text:s/></text:p>
      <text:p text:style-name="P44">----------</text:p>
      <text:p text:style-name="P44"><text:s/>13:00:00</text:p>
      <text:p text:style-name="P44"><text:s/>14:00:00</text:p>
      <text:p text:style-name="P15">(2 rows)</text:p>
      <text:p text:style-name="P31"/>
      <text:p text:style-name="P32"><text:span text:style-name="T10">j.</text:span>Compute the difference between the average salary of a pilot and the average</text:p>
      <text:p text:style-name="P36">salary of all employees (including pilots)</text:p>
      <text:p text:style-name="P36"/>
      <text:p text:style-name="P41">afi=# select <text:s/>a.eid,avg(e.salary_$) - avg(a.salary_$) <text:s/>as Difference from employees as e,a_info as a group by a.eid; </text:p>
      <text:p text:style-name="P41"><text:s/>eid | <text:s text:c="5"/>difference <text:s text:c="5"/></text:p>
      <text:p text:style-name="P41">-----+----------------------</text:p>
      <text:p text:style-name="P41"><text:s text:c="3"/>1 | -754285.714285714286</text:p>
      <text:p text:style-name="P41"><text:s text:c="3"/>2 | <text:s text:c="2"/>45714.285714285714</text:p>
      <text:p text:style-name="P41"><text:s text:c="3"/>5 | <text:s/>225714.285714285714</text:p>
      <text:p text:style-name="P41"><text:s text:c="3"/>6 | -154285.714285714286</text:p>
      <text:p text:style-name="P41">(4 rows)</text:p>
      <text:p text:style-name="P11"/>
      <text:p text:style-name="P19"/>
      <text:list xml:id="list3333201194" text:style-name="L1">
        <text:list-item>
          <text:p text:style-name="P51"><text:span text:style-name="T7">Compute the difference between the average salary of <text:s/>pilot</text:span><text:span text:style-name="T8">s</text:span><text:span text:style-name="T7"> and the average </text:span><text:span text:style-name="T15">salary of all employees (including pilots)</text:span></text:p>
        </text:list-item>
      </text:list>
      <text:p text:style-name="P19"/>
      <text:p text:style-name="P19">afi=# select avg(e.salary_$) - avg(a.salary_$) <text:s/>as Difference from employees as e,a_info as a; </text:p>
      <text:p text:style-name="P19"><text:s text:c="6"/>difference <text:s text:c="5"/></text:p>
      <text:p text:style-name="P19">----------------------</text:p>
      <text:p text:style-name="P19"><text:s/>-159285.714285714286</text:p>
      <text:p text:style-name="P19">(1 row)</text:p>
      <text:p text:style-name="P16"/>
      <text:p text:style-name="P32">k. Print the name and salary of every nonpilot whose salary is more than the</text:p>
      <text:p text:style-name="P36">average salary for pilots.</text:p>
      <text:p text:style-name="P16"/>
      <text:p text:style-name="P16">afi=# select e.ename,e.salary_$ from employees <text:s/>as e where eid not in(select eid from a_info) and e.salary_$ &gt; (select avg(salary_$) from a_info);</text:p>
      <text:p text:style-name="P16"><text:s/>ename | salary_$ </text:p>
      <text:p text:style-name="P16">-------+----------</text:p>
      <text:p text:style-name="P16">(0 rows)</text:p>
      <text:p text:style-name="P16"/>
      <text:p text:style-name="P21">Ans:There is not such an employee exist whose salary is greater than average salary of pilots in this database.</text:p>
      <text:p text:style-name="P21"><text:soft-page-break/></text:p>
      <text:p text:style-name="P50"/>
      <text:p text:style-name="P21"/>
      <text:p text:style-name="P35"><text:span text:style-name="T17">l.</text:span>Print the names of employees who are certified only on aircrafts with cruising</text:p>
      <text:p text:style-name="P36">range longer than 1000 miles</text:p>
      <text:p text:style-name="P21"/>
      <text:p text:style-name="P21">afi=# select ename from employees where eid in(select eid from a_info where cruising_range &gt; 1000);</text:p>
      <text:p text:style-name="P21"><text:s text:c="2"/>ename <text:s text:c="2"/></text:p>
      <text:p text:style-name="P21">----------</text:p>
      <text:p text:style-name="P21"><text:s/>Sumit</text:p>
      <text:p text:style-name="P21"><text:s/>Naresh</text:p>
      <text:p text:style-name="P21"><text:s/>Manpreet</text:p>
      <text:p text:style-name="P21">(3 rows)</text:p>
      <text:p text:style-name="P21"/>
      <text:p text:style-name="P38"><text:span text:style-name="T4">m. Print the names of employees who are certified only on aircrafts with cruising </text:span>range longer than 1000 miles, but on at least two such aircrafts.</text:p>
      <text:p text:style-name="P21"/>
      <text:p text:style-name="P21">afi=# select ename from employees where eid in(select eid from(select eid, count(eid) as d from a_info where <text:s/>cruising_range &gt; 1000 <text:s/>group by eid ) as eid where d &gt;1);</text:p>
      <text:p text:style-name="P21"><text:s/>ename </text:p>
      <text:p text:style-name="P21">-------</text:p>
      <text:p text:style-name="P21">(0 rows)</text:p>
      <text:p text:style-name="P27"/>
      <text:p text:style-name="P25"/>
      <text:p text:style-name="P33"><text:span text:style-name="T11">n</text:span>. Print the names of employees who are certified only on aircrafts with cruising</text:p>
      <text:p text:style-name="P40">range longer than 1000 miles and who are certified on some Boeing aircraft</text:p>
      <text:p text:style-name="P18"/>
      <text:p text:style-name="P18">afi=# select ename from employees where eid in(select eid from a_info where cruising_range &gt; 1000 and aname like 'boeing%');</text:p>
      <text:p text:style-name="P18"><text:s text:c="2"/>ename <text:s text:c="2"/></text:p>
      <text:p text:style-name="P18">----------</text:p>
      <text:p text:style-name="P18"><text:s/>Manpreet</text:p>
      <text:p text:style-name="P18">(1 row)</text:p>
      <text:p text:style-name="P18"/>
      <text:p text:style-name="P25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0:43:32.762411629</meta:creation-date>
    <dc:date>2020-01-20T11:10:27.942680939</dc:date>
    <meta:editing-duration>PT7H5M15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7" meta:paragraph-count="278" meta:word-count="1542" meta:character-count="10405" meta:non-whitespace-character-count="8284"/>
  </office:meta>
</office:document-meta>
</file>